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3a1e2"/>
    </style:style>
    <style:style style:name="T1" style:family="text">
      <style:text-properties officeooo:rsid="0003a1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ETRO, UM BREVE TUTORIAL</text:span></text:p>
      <text:p text:style-name="P1"><text:span text:style-name="T1"/></text:p>
      <text:p text:style-name="P1"><text:span text:style-name="T1">Instalando</text:span></text:p>
      <text:p text:style-name="P1"><text:span text:style-name="T1"/></text:p>
      <text:p text:style-name="P1"><text:span text:style-name="T1">O jeito fácil:</text:span></text:p>
      <text:p text:style-name="P1"><text:span text:style-name="T1">Se você estáusando Funtoo Linux, simplesmente faça:</text:span></text:p>
      <text:p text:style-name="P1"><text:span text:style-name="T1"/></text:p>
      <text:p text:style-name="P1"><text:span text:style-name="T1"># emerge dev-util/metro</text:span></text:p>
      <text:p text:style-name="P1"><text:span text:style-name="T1"/></text:p>
      <text:p text:style-name="P1"><text:span text:style-name="T1">ele deverá ser instalado.</text:span></text:p>
      <text:p text:style-name="P1"><text:span text:style-name="T1"/></text:p>
      <text:p text:style-name="P1"><text:span text:style-name="T1">O Método git:</text:span></text:p>
      <text:p text:style-name="P1"><text:span text:style-name="T1">Se você não tem a árvore de portage do Funtoo, ou é um fã do git, você pode instalar o Metro usando o git.</text:span></text:p>
      <text:p text:style-name="P1"><text:span text:style-name="T1">Primeiro esteja certo de que o git está instalado em seu sistema. Então clone o repositório principal do git como abaixo:</text:span></text:p>
      <text:p text:style-name="P1"><text:span text:style-name="T1"/></text:p>
      <text:p text:style-name="P1"><text:span text:style-name="T1"># install -d /roo/git</text:span></text:p>
      <text:p text:style-name="P1"><text:span text:style-name="T1"># cd /root/git</text:span></text:p>
      <text:p text:style-name="P1"><text:span text:style-name="T1"># git clone git:github.com/funtoo/metro.git metro</text:span></text:p>
      <text:p text:style-name="P1"><text:span text:style-name="T1"/></text:p>
      <text:p text:style-name="P1"><text:span text:style-name="T1">Agora você tem um diretório chamado /root/git/metro que contém todo o código fonte do Metro. Então instale como abaixo:</text:span></text:p>
      <text:p text:style-name="P1"><text:span text:style-name="T1"/></text:p>
      <text:p text:style-name="P1"><text:span text:style-name="T1"># ln -s /root/git/metro/metro /usr/bin/metro</text:span></text:p>
      <text:p text:style-name="P1"><text:span text:style-name="T1"># ln -s /root/git/metro /usr/lib/metro</text:span></text:p>
      <text:p text:style-name="P1"><text:span text:style-name="T1"/></text:p>
      <text:p text:style-name="P1"><text:span text:style-name="T1">Nota:</text:span></text:p>
      <text:p text:style-name="P1"><text:span text:style-name="T1">Para o Metro 1.3 ou mais antigo, nós tínhamos o costume de criar um link simbólico dentro de /etc também. Isso não é mais feito. Cada diretório Metro tem seu próprio diretório privado etc/ para o caso de você querer rodar mútiplas versões distintas de Metro em seu sistema.</text:span></text:p>
      <text:p text:style-name="P1"><text:span text:style-name="T1"/></text:p>
      <text:p text:style-name="P1"><text:span text:style-name="T1">Se você quiser ativar suporte ao pbzib2, que é uma implementação paralela ao bzip2 que oferece uma boa melhora na performance em processadores de core múltiplo, você pode instalar como abaixo(em sistemas Gentoo/Funtoo):</text:span></text:p>
      <text:p text:style-name="P1"><text:span text:style-name="T1"/></text:p>
      <text:p text:style-name="P1"><text:span text:style-name="T1"># emerge pbzip2</text:span></text:p>
      <text:p text:style-name="P1"><text:span text:style-name="T1"/></text:p>
      <text:p text:style-name="P1"><text:span text:style-name="T1">Instalação completa!</text:span></text:p>
      <text:p text:style-name="P1"><text:span text:style-name="T1"/></text:p>
      <text:p text:style-name="P1"><text:span text:style-name="T1">Configuração</text:span></text:p>
      <text:p text:style-name="P1"><text:span text:style-name="T1"/></text:p>
      <text:p text:style-name="P1"><text:span text:style-name="T1">/usr/lib/metro/etc/metro.conf é o principal arquivo de configuração do metro. A seção [path/mirror] define onde o Metro irá buscar por coisas que precisa e também um lugar pra armazenar coisas novas que criou.</text:span></text:p>
      <text:p text:style-name="P1"><text:span text:style-name="T1">Como inicialmente configurado, Metro está ativado para construir imagens de estágio e colocá-las em /home/mirror/linux:</text:span></text:p>
      <text:p text:style-name="P1"><text:span text:style-name="T1"/></text:p>
      <text:p text:style-name="P1"><text:span text:style-name="T1"># Mirror Paths - where to find required files and where to put created files</text:span></text:p>
      <text:p text:style-name="P1"><text:span text:style-name="T1"/></text:p>
      <text:p text:style-name="P1"><text:span text:style-name="T1">[section path/mirror]</text:span></text:p>
      <text:p text:style-name="P1"><text:span text:style-name="T1"/></text:p>
      <text:p text:style-name="P1"><text:soft-page-break/><text:span text:style-name="T1">: /home/mirror/linux</text:span></text:p>
      <text:p text:style-name="P1"><text:span text:style-name="T1">[collect /etc/metro/fslayouts/funtoo.conf]</text:span></text:p>
      <text:p text:style-name="P1"><text:span text:style-name="T1"/></text:p>
      <text:p text:style-name="P1"><text:span text:style-name="T1">Se você quiser pode modificar a localização do seu espelho no disco, é só editar a linha /home/mirror/linux (que define a variável path/mirror) para apontar pra outro diretório.</text:span></text:p>
      <text:p text:style-name="P1"><text:span text:style-name="T1"/></text:p>
      <text:p text:style-name="P1"><text:span text:style-name="T1">Primeiros Passos</text:span></text:p>
      <text:p text:style-name="P1"><text:span text:style-name="T1"/></text:p>
      <text:p text:style-name="P1"><text:span text:style-name="T1"><text:s/>- "Eu (Daniel Robbins) mantenho o Metro pré configurado para construir com sucesso versões tanto para Gentoo quanto para Funtoo.</text:span></text:p>
      <text:p text:style-name="P1"><text:span text:style-name="T1">Então a melhor maneira de começar com o Metro é tentar imitar os passos que eu sigo ao construir uma nova versão de Gentoo ou Funtoo. Então depois que tal procedimento funcionar com você, você vai poder dar uma olhada na customização, gambiarras e extensões."</text:span></text:p>
      <text:p text:style-name="P1"><text:span text:style-name="T1"/></text:p>
      <text:p text:style-name="P1"><text:span text:style-name="T1">ROBBINS, DANIEL. FUNTOO.ORG. Metro Quick Start Tutorial. disponível em &lt;http://www.funtoo.org/en/metro/tutorial/&gt;. Acesso em: 28 julho. 2010.</text:span></text:p>
      <text:p text:style-name="P1"><text:span text:style-name="T1"/></text:p>
      <text:p text:style-name="P1"><text:span text:style-name="T1"/></text:p>
      <text:p text:style-name="P1"><text:span text:style-name="T1">Sementes e isolamento das construções</text:span></text:p>
      <text:p text:style-name="P1"><text:span text:style-name="T1"/></text:p>
      <text:p text:style-name="P1"><text:span text:style-name="T1">Nesse momento você deve estar se perguntando como o Metro cria a sua primeira imagem de estágio. E como você deve ter deduzido ele não a cria a partir do nada. Para construir sua primeira imagem de estágio, Metro usa uma imagem antiga existente chamada de "estágio semente". Esse "estágio semente" é típicamente usado como ambiente de construção para a criação do estágio que você quer.</text:span></text:p>
      <text:p text:style-name="P1"><text:span text:style-name="T1"/></text:p>
      <text:p text:style-name="P1"><text:span text:style-name="T1">O Metro pode usar dois tipos de estágios semente. Tradicionalmente, Metro tem usado uma stage3 como estágio semente. Essa stage3 é então usada para construir uma nova stage1 que com isso é usada para construir uma nova stage3. Esse gerealmente é o jeito mais confiável para construir uma nova versão de Gentoo ou Funtoo, portanto é a abordagem recomendada.</text:span></text:p>
      <text:p text:style-name="P1"><text:span text:style-name="T1"/></text:p>
      <text:p text:style-name="P1"><text:span text:style-name="T1">Vamos rever rapidamente como isso funciona. Digamos que voce quer construir uma nova stage3 para pentium4. O método recomendado para fazer isso é pegar uma stage3 x86 genérica e usá-la como o seu estágio semente.</text:span></text:p>
      <text:p text:style-name="P1"><text:span text:style-name="T1">Nós configuramos o Metro para usar essa stage3 x86 genérica para construir uma nova stage1 pentium4. Para este processo, a stage3 x86 genérica deverá possuir o ambiente de construção para a criação da nossa nova stage1. Então a nova stage1 servirá de ambiente de construção para criarmos a nova stage2 pentium4.</text:span></text:p>
      <text:p text:style-name="P1"><text:span text:style-name="T1">E a nova stage2 pentium4 deverá servir de ambiente de construção para finalmente criarmos nossa nova stage3 pentium4.</text:span></text:p>
      <text:p text:style-name="P1"><text:span text:style-name="T1"/></text:p>
      <text:p text:style-name="P1"><text:span text:style-name="T1">Uma semana depois, você pode querer construir uma nova imagem stage3 pentium4. Ao invés de começar pela imagem x86 original novamente, você provavelmente irá configurar o metro para usar a imagem stage3 pentium4 mais recente como semente.</text:span></text:p>
      <text:p text:style-name="P1"><text:span text:style-name="T1">Metro tem uma funcionalidade embutida para fazer isso facilmente, permitindo que o mesmo facilmente rastreie e encontre a imagem stage3 mais recente disponível.</text:span></text:p>
      <text:p text:style-name="P1"><text:span text:style-name="T1"/></text:p>
      <text:p text:style-name="P1"><text:span text:style-name="T1">Outro conceito importante que vale a pena mencionar aqui é uma coisa chamada isolamento de construção. Porque o Metro cria cada ambiente de construção isoladamente, e cada ambiente de construção é explicitamente definido utilizando entidades tangíveis existentes -- um estágio semente e uma imagem de árvore do portage -- assim você terá resultados repetidos, consistentes.</text:span></text:p>
      <text:p text:style-name="P1"><text:span text:style-name="T1">Em outras palavras, o mesmo estágio semente, imagem de árvore do portage e instruções de </text:span><text:soft-page-break/><text:span text:style-name="T1">construção irão gerar essencialmente resultados idênticos, mesmo que você realize a construção um mês depois ou em uma outra estação de trabalho.</text:span></text:p>
      <text:p text:style-name="P1"><text:span text:style-name="T1"/></text:p>
      <text:p text:style-name="P1"><text:span text:style-name="T1">Pra começarmos tudo, precisamos de um processo auto sustentável (bootstrap) baixando uma stage3 inicial pra ser usada para a construçao e colocando-a em seu lugar apropriado em /home/mirror/linux, para que o Metro a encontre. Nós também precisaremos criar alguns arquivos de "controle" em /home/mirror/linux, que ajudarão o Metro a entender como deve proceder.</text:span></text:p>
      <text:p text:style-name="P1"><text:span text:style-name="T1"/></text:p>
      <text:p text:style-name="P1"><text:span text:style-name="T1">Passo 1: Ativar o repositório x86</text:span></text:p>
      <text:p text:style-name="P1"><text:span text:style-name="T1"/></text:p>
      <text:p text:style-name="P1"><text:span text:style-name="T1">Assumindo que iremos seguir os passos básicos previamente mencionados na seção anterior, e criaremos uma imagem funtoo instável (~funtoo) construída para o Intel Pentium 4, usando uma stage3 genérica como estágio semente, então os primeiros passos que seguiríamos seriam:</text:span></text:p>
      <text:p text:style-name="P1"><text:span text:style-name="T1"/></text:p>
      <text:p text:style-name="P1"><text:span text:style-name="T1"># install -d /home/mirror/linux/~funtoo/x86</text:span></text:p>
      <text:p text:style-name="P1"><text:span text:style-name="T1"># cd /home/mirror/linux/~funtoo/x86</text:span></text:p>
      <text:p text:style-name="P1"><text:span text:style-name="T1"># install -d ~funtoo-x86-2010.07.23</text:span></text:p>
      <text:p text:style-name="P1"><text:span text:style-name="T1"># cd ~funtoo-x86-2010.07.23</text:span></text:p>
      <text:p text:style-name="P1"><text:span text:style-name="T1"># wget http://distro.ibiblio.org/pub/linux/distributions/funtoo/~funtoo/x86/~funtoo-x86-2010.07.23/stage3-x86-2010.07.23.tar.xz</text:span></text:p>
      <text:p text:style-name="P1"><text:span text:style-name="T1"># cd ..</text:span></text:p>
      <text:p text:style-name="P1"><text:span text:style-name="T1"># install -d .control/version</text:span></text:p>
      <text:p text:style-name="P1"><text:span text:style-name="T1"># echo "2010.07.23" &gt; .control/version/stage3</text:span></text:p>
      <text:p text:style-name="P1"><text:span text:style-name="T1"># install -d .control/strategy</text:span></text:p>
      <text:p text:style-name="P1"><text:span text:style-name="T1"># echo "local" &gt; .control/strategy/build</text:span></text:p>
      <text:p text:style-name="P1"><text:span text:style-name="T1"># echo "stage3" &gt; .control/strategy/seed</text:span></text:p>
      <text:p text:style-name="P1"><text:span text:style-name="T1"/></text:p>
      <text:p text:style-name="P1"><text:span text:style-name="T1">OK, vamos rever os passos acima. Primeiro, nós criamos o diretório /home/mirror/linux/~funtoo/x86, que é onde o Metro vair esperar encontrar as construções instáveis ~funtoo -- ele é configurado para procurar nesse diretório por padrão. Então nós criamos um diretório com um nome especial para hospedar nossa semente stage3. </text:span></text:p>
      <text:p text:style-name="P1"><text:span text:style-name="T1">Novamente, por padrão, Metro espera que o diretório seja nomeado assim. Nós entramos nesse diretório, e baixamos nossa semente x86 stage3 de funtoo.org. Note que a estampa de versão 2010.07.23 bate. </text:span></text:p>
      <text:p text:style-name="P1"><text:span text:style-name="T1">Esteja certo que o nome do seu diretório bata com o nome da stage3 também.</text:span></text:p>
      <text:p text:style-name="P1"><text:span text:style-name="T1">Tudo está preparado para bater com o esquema de arquivos padrão do Metro.</text:span></text:p>
      <text:p text:style-name="P1"><text:span text:style-name="T1"/></text:p>
      <text:p text:style-name="P1"><text:span text:style-name="T1">Depois nós voltamos ao diretório /home/mirror/linux/~funtoo/x86, e dentro dele criamos um diretório nomeado .control. Esse diretório e seus subdiretórios contém arquivos especiais que o Metro referencia para determinar certos aspectos de seu comportamento. </text:span></text:p>
      <text:p text:style-name="P1"><text:span text:style-name="T1">O arquivo .control/version/stage3 é usado pelo metro para rastrear a imagem de stage3 mais recentemente construída para esta construção e subarquitetura em particular. Metro vai automaticamente atualizar este arquivo com um novo selo de versão depois que construir com sucesso uma nova stage3.</text:span></text:p>
      <text:p text:style-name="P1"><text:span text:style-name="T1">Mas como o Metro não realmente construiu esta stage3, nós precisamos preparar o arquivo .control/version/stage3 manualmente. Isto permite que o Metro encontre a stage3 baixada enquanto nós preparamos nossa construção pentium4 para a utilizar como semente.</text:span></text:p>
      <text:p text:style-name="P1"><text:span text:style-name="T1">Note também que Metro irá criar um arquivo .control/version/stage1 após construir uma imagem stage1 x86 ~funtoo.</text:span></text:p>
      <text:p text:style-name="P1"><text:span text:style-name="T1"/></text:p>
      <text:p text:style-name="P1"><text:span text:style-name="T1">Nós também preparamos os arquivos .control/strategy/build e .control/strategy/seed com os valores local e stage3 respectivamente. Esses arquivos definem a estratégia de construção que o Metro irá </text:span><text:soft-page-break/><text:span text:style-name="T1">usar quando construir as stages x86 ~funtoo. Com a estratégia de construção local, Metro irá obter sua imagem de estágio semente a partiro do diretório atual.</text:span></text:p>
      <text:p text:style-name="P1"><text:span text:style-name="T1">E com a estratégia semente de stage3, Metro irá usar uma stage3 como semente, e usá-la para construir uma nova stage1, stage2 e stage3.</text:span></text:p>
      <text:p text:style-name="P1"><text:span text:style-name="T1"/></text:p>
      <text:p text:style-name="P1"><text:span text:style-name="T1">Passo 2: Ativar o repositório Pentium 4</text:span></text:p>
      <text:p text:style-name="P1"><text:span text:style-name="T1"/></text:p>
      <text:p text:style-name="P1"><text:span text:style-name="T1">Casualmente, se tudo que você queria até esse ponto era criar uma nova stage1/2/3(mais templates openvz e vserver) x86 ~funtoo Metro está totalmente configurado para isso.</text:span></text:p>
      <text:p text:style-name="P1"><text:span text:style-name="T1">Você pode iniciar o processo com:</text:span></text:p>
      <text:p text:style-name="P1"><text:span text:style-name="T1"/></text:p>
      <text:p text:style-name="P1"><text:span text:style-name="T1"># /usr/lib/metro/scripts/ezbuild.sh ~funtoo x86</text:span></text:p>
      <text:p text:style-name="P1"><text:span text:style-name="T1"/></text:p>
      <text:p text:style-name="P1"><text:span text:style-name="T1">Mas, em nosso exemplo, nós estamos fazendo algo umpouco mais complexo -- usando essa stage3 x86 ~funtoo pra semear uma nova construção pentium4 ~funtoo.</text:span></text:p>
      <text:p text:style-name="P1"><text:span text:style-name="T1">Para fazê-lo, nós teremos que ativar o repositório de construção pentium4 como segue:</text:span></text:p>
      <text:p text:style-name="P1"><text:span text:style-name="T1"/></text:p>
      <text:p text:style-name="P1"><text:span text:style-name="T1"># cd /home/mirror/linux/~funtoo</text:span></text:p>
      <text:p text:style-name="P1"><text:span text:style-name="T1"># install -d pentium4</text:span></text:p>
      <text:p text:style-name="P1"><text:span text:style-name="T1"># cd pentium4</text:span></text:p>
      <text:p text:style-name="P1"><text:span text:style-name="T1"># install -d .control/strategy</text:span></text:p>
      <text:p text:style-name="P1"><text:span text:style-name="T1"># echo "remote" &gt; .control/strategy/build</text:span></text:p>
      <text:p text:style-name="P1"><text:span text:style-name="T1"># echo "stage3" &gt; .control/strategy/seed</text:span></text:p>
      <text:p text:style-name="P1"><text:span text:style-name="T1"># install -d .control/remote</text:span></text:p>
      <text:p text:style-name="P1"><text:span text:style-name="T1"># echo "~funtoo" &gt; .control/remote/build</text:span></text:p>
      <text:p text:style-name="P1"><text:span text:style-name="T1"># echo "x86" &gt; .control/remote/subarch</text:span></text:p>
      <text:p text:style-name="P1"><text:span text:style-name="T1"/></text:p>
      <text:p text:style-name="P1"><text:span text:style-name="T1">Estes passos que seguimos são muito similares aos que nós realizamos para o diretório x86. No entanto, note as diferenças. Nós não baixamos uma stage,</text:span></text:p>
      <text:p text:style-name="P1"><text:span text:style-name="T1">porque nós iremos usar a stage x86 para construir uma nova stage pentium4. Nós também não criamos os arquivos .control/version/stage{1,3} porque Metro irá criá-los pra nós</text:span></text:p>
      <text:p text:style-name="P1"><text:span text:style-name="T1">após construir uma nova stage1 e stage3 com sucesso. Nós ainda estamos usando uma stage3 como estratégia semente, mas nós preparamos a estratégia de construção para remote,</text:span></text:p>
      <text:p text:style-name="P1"><text:span text:style-name="T1">o que significa que nós iremos usar um estágio semente que não é deste diretório em particular. Onde nós iremos encontrá-lo? O diretório .control/remote contém essa informação,</text:span></text:p>
      <text:p text:style-name="P1"><text:span text:style-name="T1">e permite que o Metro saiba que deve procurar sua semente stage3 no diretório /home/mirror/linux/~funtoo/x86.</text:span></text:p>
      <text:p text:style-name="P1"><text:span text:style-name="T1">Qual pegar? Você adivinhou -- a stage3 mais recentemente construída (veja que nossa estratégia foi determinada stage3) que tenha a estampa de versão de 2010.07.23,</text:span></text:p>
      <text:p text:style-name="P1"><text:span text:style-name="T1">como gravado em /home/mirror/linux/~funtoo/.control/version/stage3. Agora você pode ver todos aqueles arquivos de controle juntos para direcionar o Metro a fazer a coisa certa.</text:span></text:p>
      <text:p text:style-name="P1"><text:span text:style-name="T1"/></text:p>
      <text:p text:style-name="P1"><text:span text:style-name="T1">Neste ponto, você poderia começar a construir sua nova stage1/2/3(templates openvz e vserver) digitando o seguinte:</text:span></text:p>
      <text:p text:style-name="P1"><text:span text:style-name="T1"/></text:p>
      <text:p text:style-name="P1"><text:span text:style-name="T1"># /usr/lib/metro/scripts/ezbuild.sh ~funtoo pentium4</text:span></text:p>
      <text:p text:style-name="P1"><text:span text:style-name="T1"/></text:p>
      <text:p text:style-name="P1"><text:span text:style-name="T1">Após cada estágio ser criado, este será colocado em um subdiretório /home/mirror/linux/~funtoo/pentium4/~funtoo-pentium4-AAAA.MM.DD, onde AAAA.MM.DD é a data do dia em que o script ezbuild.sh foi executado.</text:span></text:p>
      <text:p text:style-name="P1"><text:span text:style-name="T1"/></text:p>
      <text:p text:style-name="P1"><text:span text:style-name="T1">A próxima construção</text:span></text:p>
      <text:p text:style-name="P1"><text:soft-page-break/><text:span text:style-name="T1"/></text:p>
      <text:p text:style-name="P1"><text:span text:style-name="T1">Neste ponto, você tem uma nova stage3 pentium4. Se você preferir, você pode reconfigurar o Metro pra usar a stage3 pentium4 mais recente como semente pra qualquer construção pentium4. Para fazer isso, simplesmente:</text:span></text:p>
      <text:p text:style-name="P1"><text:span text:style-name="T1"/></text:p>
      <text:p text:style-name="P1"><text:span text:style-name="T1"># echo "local" &gt; /home/mirror/linux/~funtoo/pentium4/.control/strategy/build</text:span></text:p>
      <text:p text:style-name="P1"><text:span text:style-name="T1"/></text:p>
      <text:p text:style-name="P1"><text:span text:style-name="T1">Agora, Metro irá usar a stage3 pentium4 mais recente como semente. Os arquivos .control/remote que criamos serão ignorados pelo metro, desde que o mesmo não vai mais realizar uma construção remo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8T21:54:19</meta:creation-date>
    <meta:document-statistic meta:table-count="0" meta:image-count="0" meta:object-count="0" meta:page-count="5" meta:paragraph-count="95" meta:word-count="1620" meta:character-count="10854"/>
    <dc:date>2010-07-28T21:55:13</dc:date>
    <meta:editing-duration>PT00H00M56S</meta:editing-duration>
    <meta:editing-cycles>1</meta:editing-cycles>
    <meta:generator>OpenOffice.org/3.2$Linux OpenOffice.org_project/320m19$Build-9505</meta:generator>
  </office:meta>
</office:document-meta>
</file>